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284dc" officeooo:paragraph-rsid="000284dc" style:font-size-asian="11pt" style:font-size-complex="11pt"/>
    </style:style>
    <style:style style:name="P2" style:family="paragraph" style:parent-style-name="Standard">
      <style:text-properties fo:font-size="11pt" officeooo:rsid="0003c6ae" officeooo:paragraph-rsid="0003c6ae" style:font-size-asian="11pt" style:font-size-complex="11pt"/>
    </style:style>
    <style:style style:name="P3" style:family="paragraph" style:parent-style-name="Footer">
      <style:text-properties fo:font-size="11pt" officeooo:rsid="0003c6ae" officeooo:paragraph-rsid="0003c6ae" style:font-size-asian="11pt" style:font-size-complex="11pt"/>
    </style:style>
    <style:style style:name="T1" style:family="text">
      <style:text-properties officeooo:rsid="000405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/>NO:- 7(B ) <text:s text:c="2"/>BINARY SEARCH</text:p>
      <text:p text:style-name="P1">INPUT:-</text:p>
      <text:p text:style-name="P2">#include&lt;stdio.h&gt;</text:p>
      <text:p text:style-name="P2"/>
      <text:p text:style-name="P2">void main()</text:p>
      <text:p text:style-name="P2">{</text:p>
      <text:p text:style-name="P2"><text:s/>int n,num,f,i,mid,li,hi;</text:p>
      <text:p text:style-name="P2"><text:s/>printf("Enter the number of elements:- ");</text:p>
      <text:p text:style-name="P2"><text:s/>scanf("%d",&amp;n);</text:p>
      <text:p text:style-name="P2"><text:s/>int a[n];</text:p>
      <text:p text:style-name="P2"><text:s/>printf("Enter the elements in sorted order:- ");</text:p>
      <text:p text:style-name="P2"><text:s/>for(i=0;i&lt;n;i++)</text:p>
      <text:p text:style-name="P2"><text:s text:c="3"/>scanf("%d",&amp;a[i]);</text:p>
      <text:p text:style-name="P2"><text:s/>printf("Enter the element to be searched:- ");</text:p>
      <text:p text:style-name="P2"><text:s/>scanf("%d",&amp;num);</text:p>
      <text:p text:style-name="P2"><text:s/>li=a[0];</text:p>
      <text:p text:style-name="P2"><text:s/>hi=a[n-1];</text:p>
      <text:p text:style-name="P2"><text:s/>for(i=li;i&lt;=hi;i++)</text:p>
      <text:p text:style-name="P2"><text:s text:c="3"/>{</text:p>
      <text:p text:style-name="P2"><text:s text:c="4"/>mid=(hi+li)/2;</text:p>
      <text:p text:style-name="P2"><text:s text:c="4"/>if(a[mid]==num)</text:p>
      <text:p text:style-name="P2"><text:s text:c="6"/>{</text:p>
      <text:p text:style-name="P2"><text:s text:c="7"/>f=1;</text:p>
      <text:p text:style-name="P2"><text:s text:c="7"/>break;</text:p>
      <text:p text:style-name="P2"><text:s text:c="6"/>}</text:p>
      <text:p text:style-name="P2"><text:s text:c="4"/>else</text:p>
      <text:p text:style-name="P2"><text:s text:c="6"/>if(num&gt;a[mid])</text:p>
      <text:p text:style-name="P2"><text:s text:c="9"/>li=mid;</text:p>
      <text:p text:style-name="P2"><text:s text:c="4"/>else</text:p>
      <text:p text:style-name="P2"><text:s text:c="6"/>if(num&lt;a[mid])</text:p>
      <text:p text:style-name="P2"><text:s text:c="9"/>hi=mid;</text:p>
      <text:p text:style-name="P2"><text:s text:c="4"/>}</text:p>
      <text:p text:style-name="P2"><text:s/>if(f==1)</text:p>
      <text:p text:style-name="P2"><text:s text:c="3"/>printf("Element found at location %d\n",(i));</text:p>
      <text:p text:style-name="P2"><text:s/>else</text:p>
      <text:p text:style-name="P2"><text:s text:c="3"/>printf("Element not found,Retry!!!!\n");</text:p>
      <text:p text:style-name="P2">} <text:s text:c="3"/></text:p>
      <text:p text:style-name="P2"/>
      <text:p text:style-name="P1">OUTPUT:-</text:p>
      <text:p text:style-name="P1">student@CE4PC-12:~$ gedit binary.c</text:p>
      <text:p text:style-name="P1">student@CE4PC-12:~$ cc -c binary.c</text:p>
      <text:p text:style-name="P1">student@CE4PC-12:~$ cc -o binary binary.c</text:p>
      <text:p text:style-name="P1">student@CE4PC-12:~$ ./binary</text:p>
      <text:p text:style-name="P1">Enter the number of elements:- 6</text:p>
      <text:p text:style-name="P1">Enter the elements in sorted order:- 1 3 5 7 9 11</text:p>
      <text:p text:style-name="P1">Enter the element to be searched:- 5</text:p>
      <text:p text:style-name="P1">Element found at location 3</text:p>
      <text:p text:style-name="P1">student@CE4PC-12:~$ ./binary<text:span text:style-name="T1">S</text:span></text:p>
      <text:p text:style-name="P1">Enter the number of elements:- 6</text:p>
      <text:p text:style-name="P1">Enter the elements in sorted order:- 1 2 3 4 5 6 </text:p>
      <text:p text:style-name="P1">Enter the element to be searched:- 7</text:p>
      <text:p text:style-name="P1">Element not found,Retry!!!!</text:p>
      <text:p text:style-name="P1">student@CE4PC-12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officeooo:rsid="0003c6ae" officeooo:paragraph-rsid="0003c6ae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6:01:50.244355538</meta:creation-date>
    <dc:date>2015-09-28T16:10:21.296680581</dc:date>
    <meta:editing-duration>PT7M7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1" meta:paragraph-count="52" meta:word-count="147" meta:character-count="1160" meta:non-whitespace-character-count="942"/>
  </office:meta>
</office:document-meta>
</file>